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06,611,070,18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56,356,961,44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13,366,150,655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01,296,437,425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7,339,454,060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20,333,203,150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97,558,222,957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70,819,140,946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41,104,820,155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81,710,416,557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91,382,991,177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62,942,476,722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21,758,196,50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89,318,549,680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72,895,749,632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52,280,677,649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34,300,851,255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0,296,476,180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26,392,233,706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26,669,064,386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3,675,561,05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50,180,619,366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83,035,114,64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8:47.004219196</dc:date>
    <meta:editing-duration>PT6H10M39S</meta:editing-duration>
    <meta:editing-cycles>169</meta:editing-cycles>
    <meta:generator>LibreOffice/7.2.6.2$Linux_X86_64 LibreOffice_project/20$Build-2</meta:generator>
    <meta:document-statistic meta:table-count="1" meta:cell-count="48" meta:object-count="0"/>
  </office:meta>
</office:document-meta>
</file>